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1b419a7" officeooo:paragraph-rsid="001b76de" fo:background-color="transparent" style:font-size-asian="14pt" style:font-size-complex="14pt"/>
    </style:style>
    <style:style style:name="P2" style:family="paragraph" style:parent-style-name="Text_20_body">
      <style:text-properties fo:font-size="14pt" officeooo:rsid="01b419a7" officeooo:paragraph-rsid="00663d20" fo:background-color="transparent" style:font-size-asian="14pt" style:font-size-complex="14pt"/>
    </style:style>
    <style:style style:name="P3" style:family="paragraph" style:parent-style-name="Text_20_body">
      <style:text-properties fo:font-size="14pt" officeooo:rsid="003201e5" officeooo:paragraph-rsid="001b76de" fo:background-color="transparent" style:font-size-asian="14pt" style:font-size-complex="14pt"/>
    </style:style>
    <style:style style:name="P4" style:family="paragraph" style:parent-style-name="Text_20_body">
      <style:text-properties fo:font-size="14pt" officeooo:rsid="002018bb" officeooo:paragraph-rsid="002abcc3" fo:background-color="transparent" style:font-size-asian="14pt" style:font-size-complex="14pt"/>
    </style:style>
    <style:style style:name="P5" style:family="paragraph" style:parent-style-name="Text_20_body">
      <style:text-properties fo:font-size="14pt" officeooo:rsid="003030b3" officeooo:paragraph-rsid="004f7430" fo:background-color="transparent" style:font-size-asian="14pt" style:font-size-complex="14pt"/>
    </style:style>
    <style:style style:name="P6" style:family="paragraph" style:parent-style-name="Text_20_body">
      <style:text-properties fo:font-size="14pt" officeooo:rsid="00373cab" officeooo:paragraph-rsid="00373cab" fo:background-color="transparent" style:font-size-asian="14pt" style:font-size-complex="14pt"/>
    </style:style>
    <style:style style:name="P7" style:family="paragraph" style:parent-style-name="Text_20_body">
      <style:text-properties fo:font-size="14pt" officeooo:rsid="004753bf" officeooo:paragraph-rsid="005780c6" fo:background-color="transparent" style:font-size-asian="14pt" style:font-size-complex="14pt"/>
    </style:style>
    <style:style style:name="P8" style:family="paragraph" style:parent-style-name="Text_20_body">
      <style:text-properties fo:font-size="14pt" officeooo:rsid="005ac17d" officeooo:paragraph-rsid="005ac17d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026a313" officeooo:paragraph-rsid="0070df9c" fo:background-color="transparent" style:font-size-asian="14pt" style:font-size-complex="14pt"/>
    </style:style>
    <style:style style:name="P10" style:family="paragraph" style:parent-style-name="Text_20_body">
      <style:text-properties fo:font-size="14pt" fo:font-weight="normal" officeooo:rsid="002f1aac" officeooo:paragraph-rsid="002abcc3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officeooo:rsid="0035fe59" officeooo:paragraph-rsid="004752e0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51c27a" officeooo:paragraph-rsid="004753bf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4752e0" officeooo:paragraph-rsid="004752e0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5ce192" officeooo:paragraph-rsid="005ce192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5a4453" officeooo:paragraph-rsid="005780c6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05ecc1b" officeooo:paragraph-rsid="005ecc1b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language="es" fo:country="ES" fo:font-weight="normal" officeooo:rsid="00373cab" officeooo:paragraph-rsid="00373cab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language="es" fo:country="ES" fo:font-weight="normal" officeooo:rsid="003a3f32" officeooo:paragraph-rsid="003eee8c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language="es" fo:country="ES" fo:font-weight="normal" officeooo:rsid="00409398" officeooo:paragraph-rsid="00428ced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language="es" fo:country="ES" fo:font-weight="normal" officeooo:rsid="004336a5" officeooo:paragraph-rsid="0061a5a4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language="es" fo:country="ES" fo:font-weight="normal" officeooo:rsid="004336a5" officeooo:paragraph-rsid="0095f40d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language="es" fo:country="ES" fo:font-weight="normal" officeooo:rsid="003eb2b7" officeooo:paragraph-rsid="008e7974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language="es" fo:country="ES" fo:font-weight="normal" officeooo:rsid="0098a769" officeooo:paragraph-rsid="0098a769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language="es" fo:country="ES" fo:font-weight="normal" officeooo:rsid="009b3a1d" officeooo:paragraph-rsid="009b3a1d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language="es" fo:country="ES" fo:font-weight="normal" officeooo:rsid="009bce3e" officeooo:paragraph-rsid="009bce3e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bold" officeooo:rsid="005ecc1b" officeooo:paragraph-rsid="005ecc1b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04752e0" officeooo:paragraph-rsid="004f7430" fo:background-color="transparent" style:font-size-asian="14pt" style:font-weight-asian="bold" style:font-size-complex="14pt" style:font-weight-complex="bold"/>
    </style:style>
    <style:style style:name="P28" style:family="paragraph" style:parent-style-name="Text_20_body" style:list-style-name="L1">
      <style:text-properties officeooo:paragraph-rsid="0095f40d"/>
    </style:style>
    <style:style style:name="P29" style:family="paragraph" style:parent-style-name="Text_20_body" style:list-style-name="L1">
      <style:text-properties officeooo:rsid="0098a769" officeooo:paragraph-rsid="0098a769"/>
    </style:style>
    <style:style style:name="P30" style:family="paragraph" style:parent-style-name="Text_20_body">
      <style:text-properties fo:font-size="14pt" officeooo:rsid="01b419a7" officeooo:paragraph-rsid="0022a173" fo:background-color="transparent" style:font-size-asian="14pt" style:font-size-complex="14pt"/>
    </style:style>
    <style:style style:name="P31" style:family="paragraph" style:parent-style-name="Text_20_body">
      <style:text-properties fo:font-size="14pt" officeooo:rsid="00a5607a" officeooo:paragraph-rsid="00a5607a" fo:background-color="transparent" style:font-size-asian="14pt" style:font-size-complex="14pt"/>
    </style:style>
    <style:style style:name="P32" style:family="paragraph" style:parent-style-name="Text_20_body">
      <style:text-properties fo:font-size="14pt" officeooo:rsid="004753bf" officeooo:paragraph-rsid="00b022b5" fo:background-color="transparent" style:font-size-asian="14pt" style:font-size-complex="14pt"/>
    </style:style>
    <style:style style:name="P33" style:family="paragraph" style:parent-style-name="Text_20_body">
      <style:text-properties fo:font-size="14pt" officeooo:rsid="003030b3" officeooo:paragraph-rsid="00bced00" fo:background-color="transparent" style:font-size-asian="14pt" style:font-size-complex="14pt"/>
    </style:style>
    <style:style style:name="P34" style:family="paragraph" style:parent-style-name="Text_20_body">
      <style:text-properties fo:font-size="14pt" fo:font-weight="normal" officeooo:rsid="0022a173" officeooo:paragraph-rsid="00a8bcc9" fo:background-color="transparent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05ce192" officeooo:paragraph-rsid="00b33d16" fo:background-color="transparent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language="es" fo:country="ES" fo:font-weight="normal" officeooo:rsid="004336a5" officeooo:paragraph-rsid="004336a5" fo:background-color="transparent" style:font-size-asian="14pt" style:font-weight-asian="normal" style:font-size-complex="14pt" style:font-weight-complex="normal"/>
    </style:style>
    <style:style style:name="P37" style:family="paragraph" style:parent-style-name="Text_20_body">
      <style:text-properties fo:font-size="14pt" fo:language="es" fo:country="ES" fo:font-weight="normal" officeooo:rsid="004336a5" officeooo:paragraph-rsid="00bb81b3" fo:background-color="transparent" style:font-size-asian="14pt" style:font-weight-asian="normal" style:font-size-complex="14pt" style:font-weight-complex="normal"/>
    </style:style>
    <style:style style:name="P38" style:family="paragraph" style:parent-style-name="Text_20_body">
      <style:text-properties fo:font-size="14pt" fo:language="es" fo:country="ES" fo:font-weight="normal" officeooo:rsid="003a3f32" officeooo:paragraph-rsid="003eee8c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06d" style:font-weight-asian="bold" style:font-weight-complex="bold"/>
    </style:style>
    <style:style style:name="T3" style:family="text">
      <style:text-properties fo:font-weight="bold" officeooo:rsid="00620959" style:font-weight-asian="bold" style:font-weight-complex="bold"/>
    </style:style>
    <style:style style:name="T4" style:family="text">
      <style:text-properties fo:font-weight="bold" officeooo:rsid="006bf9fa" style:font-weight-asian="bold" style:font-weight-complex="bold"/>
    </style:style>
    <style:style style:name="T5" style:family="text">
      <style:text-properties fo:font-weight="bold" officeooo:rsid="006e9043" style:font-weight-asian="bold" style:font-weight-complex="bold"/>
    </style:style>
    <style:style style:name="T6" style:family="text">
      <style:text-properties fo:font-weight="bold" officeooo:rsid="007549e5" style:font-weight-asian="bold" style:font-weight-complex="bold"/>
    </style:style>
    <style:style style:name="T7" style:family="text">
      <style:text-properties officeooo:rsid="003201e5"/>
    </style:style>
    <style:style style:name="T8" style:family="text">
      <style:text-properties officeooo:rsid="005117eb"/>
    </style:style>
    <style:style style:name="T9" style:family="text">
      <style:text-properties officeooo:rsid="001b76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806d" style:font-weight-asian="normal" style:font-weight-complex="normal"/>
    </style:style>
    <style:style style:name="T12" style:family="text">
      <style:text-properties fo:font-weight="normal" officeooo:rsid="001cb574" style:font-weight-asian="normal" style:font-weight-complex="normal"/>
    </style:style>
    <style:style style:name="T13" style:family="text">
      <style:text-properties fo:font-weight="normal" officeooo:rsid="001e2ad3" style:font-weight-asian="normal" style:font-weight-complex="normal"/>
    </style:style>
    <style:style style:name="T14" style:family="text">
      <style:text-properties fo:font-weight="normal" officeooo:rsid="002018bb" style:font-weight-asian="normal" style:font-weight-complex="normal"/>
    </style:style>
    <style:style style:name="T15" style:family="text">
      <style:text-properties fo:font-weight="normal" officeooo:rsid="002a7d25" style:font-weight-asian="normal" style:font-weight-complex="normal"/>
    </style:style>
    <style:style style:name="T16" style:family="text">
      <style:text-properties fo:font-weight="normal" officeooo:rsid="002d259f" style:font-weight-asian="normal" style:font-weight-complex="normal"/>
    </style:style>
    <style:style style:name="T17" style:family="text">
      <style:text-properties fo:font-weight="normal" officeooo:rsid="002f1aac" style:font-weight-asian="normal" style:font-weight-complex="normal"/>
    </style:style>
    <style:style style:name="T18" style:family="text">
      <style:text-properties fo:font-weight="normal" officeooo:rsid="0031b3e9" style:font-weight-asian="normal" style:font-weight-complex="normal"/>
    </style:style>
    <style:style style:name="T19" style:family="text">
      <style:text-properties fo:font-weight="normal" officeooo:rsid="00350194" style:font-weight-asian="normal" style:font-weight-complex="normal"/>
    </style:style>
    <style:style style:name="T20" style:family="text">
      <style:text-properties fo:font-weight="normal" officeooo:rsid="0035fe59" style:font-weight-asian="normal" style:font-weight-complex="normal"/>
    </style:style>
    <style:style style:name="T21" style:family="text">
      <style:text-properties fo:font-weight="normal" officeooo:rsid="0047e8e5" style:font-weight-asian="normal" style:font-weight-complex="normal"/>
    </style:style>
    <style:style style:name="T22" style:family="text">
      <style:text-properties fo:font-weight="normal" officeooo:rsid="004954b1" style:font-weight-asian="normal" style:font-weight-complex="normal"/>
    </style:style>
    <style:style style:name="T23" style:family="text">
      <style:text-properties fo:font-weight="normal" officeooo:rsid="0051c27a" style:font-weight-asian="normal" style:font-weight-complex="normal"/>
    </style:style>
    <style:style style:name="T24" style:family="text">
      <style:text-properties fo:font-weight="normal" officeooo:rsid="0053155c" style:font-weight-asian="normal" style:font-weight-complex="normal"/>
    </style:style>
    <style:style style:name="T25" style:family="text">
      <style:text-properties fo:font-weight="normal" officeooo:rsid="005780c6" style:font-weight-asian="normal" style:font-weight-complex="normal"/>
    </style:style>
    <style:style style:name="T26" style:family="text">
      <style:text-properties fo:font-weight="normal" officeooo:rsid="0058ca22" style:font-weight-asian="normal" style:font-weight-complex="normal"/>
    </style:style>
    <style:style style:name="T27" style:family="text">
      <style:text-properties fo:font-weight="normal" officeooo:rsid="005a4453" style:font-weight-asian="normal" style:font-weight-complex="normal"/>
    </style:style>
    <style:style style:name="T28" style:family="text">
      <style:text-properties fo:font-weight="normal" officeooo:rsid="005ac17d" style:font-weight-asian="normal" style:font-weight-complex="normal"/>
    </style:style>
    <style:style style:name="T29" style:family="text">
      <style:text-properties fo:font-weight="normal" officeooo:rsid="00663d20" style:font-weight-asian="normal" style:font-weight-complex="normal"/>
    </style:style>
    <style:style style:name="T30" style:family="text">
      <style:text-properties fo:font-weight="normal" officeooo:rsid="0067e114" style:font-weight-asian="normal" style:font-weight-complex="normal"/>
    </style:style>
    <style:style style:name="T31" style:family="text">
      <style:text-properties fo:font-weight="normal" officeooo:rsid="00699c95" style:font-weight-asian="normal" style:font-weight-complex="normal"/>
    </style:style>
    <style:style style:name="T32" style:family="text">
      <style:text-properties fo:font-weight="normal" officeooo:rsid="0072b787" style:font-weight-asian="normal" style:font-weight-complex="normal"/>
    </style:style>
    <style:style style:name="T33" style:family="text">
      <style:text-properties fo:font-weight="normal" officeooo:rsid="0078ae06" style:font-weight-asian="normal" style:font-weight-complex="normal"/>
    </style:style>
    <style:style style:name="T34" style:family="text">
      <style:text-properties fo:font-weight="normal" officeooo:rsid="003352dc" style:font-weight-asian="normal" style:font-weight-complex="normal"/>
    </style:style>
    <style:style style:name="T35" style:family="text">
      <style:text-properties fo:font-weight="normal" officeooo:rsid="006bab22" style:font-weight-asian="normal" style:font-weight-complex="normal"/>
    </style:style>
    <style:style style:name="T36" style:family="text">
      <style:text-properties fo:font-weight="normal" officeooo:rsid="007b76cf" style:font-weight-asian="normal" style:font-weight-complex="normal"/>
    </style:style>
    <style:style style:name="T37" style:family="text">
      <style:text-properties fo:font-weight="normal" officeooo:rsid="007cfd47" style:font-weight-asian="normal" style:font-weight-complex="normal"/>
    </style:style>
    <style:style style:name="T38" style:family="text">
      <style:text-properties fo:font-weight="normal" officeooo:rsid="007e6537" style:font-weight-asian="normal" style:font-weight-complex="normal"/>
    </style:style>
    <style:style style:name="T39" style:family="text">
      <style:text-properties fo:font-weight="normal" officeooo:rsid="007ee5b5" style:font-weight-asian="normal" style:font-weight-complex="normal"/>
    </style:style>
    <style:style style:name="T40" style:family="text">
      <style:text-properties fo:font-weight="normal" officeooo:rsid="00806119" style:font-weight-asian="normal" style:font-weight-complex="normal"/>
    </style:style>
    <style:style style:name="T41" style:family="text">
      <style:text-properties fo:font-weight="normal" officeooo:rsid="00807502" style:font-weight-asian="normal" style:font-weight-complex="normal"/>
    </style:style>
    <style:style style:name="T42" style:family="text">
      <style:text-properties fo:font-weight="normal" officeooo:rsid="00810b48" style:font-weight-asian="normal" style:font-weight-complex="normal"/>
    </style:style>
    <style:style style:name="T43" style:family="text">
      <style:text-properties fo:font-weight="normal" officeooo:rsid="008a0c37" style:font-weight-asian="normal" style:font-weight-complex="normal"/>
    </style:style>
    <style:style style:name="T44" style:family="text">
      <style:text-properties fo:font-weight="normal" officeooo:rsid="00a5d040" style:font-weight-asian="normal" style:font-weight-complex="normal"/>
    </style:style>
    <style:style style:name="T45" style:family="text">
      <style:text-properties fo:font-weight="normal" officeooo:rsid="00a6769d" style:font-weight-asian="normal" style:font-weight-complex="normal"/>
    </style:style>
    <style:style style:name="T46" style:family="text">
      <style:text-properties fo:font-weight="normal" officeooo:rsid="00a71264" style:font-weight-asian="normal" style:font-weight-complex="normal"/>
    </style:style>
    <style:style style:name="T47" style:family="text">
      <style:text-properties fo:font-weight="normal" officeooo:rsid="00ab285f" style:font-weight-asian="normal" style:font-weight-complex="normal"/>
    </style:style>
    <style:style style:name="T48" style:family="text">
      <style:text-properties fo:font-weight="normal" officeooo:rsid="00abcfd7" style:font-weight-asian="normal" style:font-weight-complex="normal"/>
    </style:style>
    <style:style style:name="T49" style:family="text">
      <style:text-properties fo:font-weight="normal" officeooo:rsid="00ad0b1e" style:font-weight-asian="normal" style:font-weight-complex="normal"/>
    </style:style>
    <style:style style:name="T50" style:family="text">
      <style:text-properties fo:font-weight="normal" officeooo:rsid="00adea0f" style:font-weight-asian="normal" style:font-weight-complex="normal"/>
    </style:style>
    <style:style style:name="T51" style:family="text">
      <style:text-properties fo:font-weight="normal" officeooo:rsid="00adf1be" style:font-weight-asian="normal" style:font-weight-complex="normal"/>
    </style:style>
    <style:style style:name="T52" style:family="text">
      <style:text-properties fo:font-weight="normal" officeooo:rsid="00ae29f9" style:font-weight-asian="normal" style:font-weight-complex="normal"/>
    </style:style>
    <style:style style:name="T53" style:family="text">
      <style:text-properties fo:font-weight="normal" officeooo:rsid="00b2246f" style:font-weight-asian="normal" style:font-weight-complex="normal"/>
    </style:style>
    <style:style style:name="T54" style:family="text">
      <style:text-properties fo:font-weight="normal" officeooo:rsid="00bb6094" style:font-weight-asian="normal" style:font-weight-complex="normal"/>
    </style:style>
    <style:style style:name="T55" style:family="text">
      <style:text-properties fo:font-weight="normal" officeooo:rsid="00bf3e89" style:font-weight-asian="normal" style:font-weight-complex="normal"/>
    </style:style>
    <style:style style:name="T56" style:family="text">
      <style:text-properties fo:font-weight="normal" officeooo:rsid="00c0267b" style:font-weight-asian="normal" style:font-weight-complex="normal"/>
    </style:style>
    <style:style style:name="T57" style:family="text">
      <style:text-properties fo:font-weight="normal" officeooo:rsid="00c1bd65" style:font-weight-asian="normal" style:font-weight-complex="normal"/>
    </style:style>
    <style:style style:name="T58" style:family="text">
      <style:text-properties fo:font-weight="normal" fo:background-color="#ffffff" loext:char-shading-value="0" style:font-weight-asian="normal" style:font-weight-complex="normal"/>
    </style:style>
    <style:style style:name="T59" style:family="text">
      <style:text-properties fo:font-weight="normal" officeooo:rsid="00807502" fo:background-color="#ffffff" loext:char-shading-value="0" style:font-weight-asian="normal" style:font-weight-complex="normal"/>
    </style:style>
    <style:style style:name="T60" style:family="text">
      <style:text-properties fo:font-weight="normal" officeooo:rsid="005ce192" fo:background-color="#ffffff" loext:char-shading-value="0" style:font-weight-asian="normal" style:font-weight-complex="normal"/>
    </style:style>
    <style:style style:name="T61" style:family="text">
      <style:text-properties fo:font-weight="normal" fo:background-color="#fff200" loext:char-shading-value="0" style:font-weight-asian="normal" style:font-weight-complex="normal"/>
    </style:style>
    <style:style style:name="T62" style:family="text">
      <style:text-properties officeooo:rsid="002d259f"/>
    </style:style>
    <style:style style:name="T63" style:family="text">
      <style:text-properties fo:language="es" fo:country="ES" fo:font-weight="normal" style:font-weight-asian="normal" style:font-weight-complex="normal"/>
    </style:style>
    <style:style style:name="T64" style:family="text">
      <style:text-properties fo:language="es" fo:country="ES" fo:font-weight="normal" officeooo:rsid="00396b17" style:font-weight-asian="normal" style:font-weight-complex="normal"/>
    </style:style>
    <style:style style:name="T65" style:family="text">
      <style:text-properties fo:language="es" fo:country="ES" fo:font-weight="normal" officeooo:rsid="003eb2b7" style:font-weight-asian="normal" style:font-weight-complex="normal"/>
    </style:style>
    <style:style style:name="T66" style:family="text">
      <style:text-properties fo:language="es" fo:country="ES" fo:font-weight="normal" officeooo:rsid="00b62715" style:font-weight-asian="normal" style:font-weight-complex="normal"/>
    </style:style>
    <style:style style:name="T67" style:family="text">
      <style:text-properties fo:language="es" fo:country="ES" fo:font-weight="normal" officeooo:rsid="00b7ff86" style:font-weight-asian="normal" style:font-weight-complex="normal"/>
    </style:style>
    <style:style style:name="T68" style:family="text">
      <style:text-properties fo:language="es" fo:country="ES" fo:font-weight="normal" officeooo:rsid="00b956c0" style:font-weight-asian="normal" style:font-weight-complex="normal"/>
    </style:style>
    <style:style style:name="T69" style:family="text">
      <style:text-properties fo:language="es" fo:country="ES" fo:font-weight="normal" officeooo:rsid="00ba1430" style:font-weight-asian="normal" style:font-weight-complex="normal"/>
    </style:style>
    <style:style style:name="T70" style:family="text">
      <style:text-properties officeooo:rsid="003eb2b7"/>
    </style:style>
    <style:style style:name="T71" style:family="text">
      <style:text-properties officeooo:rsid="00409398"/>
    </style:style>
    <style:style style:name="T72" style:family="text">
      <style:text-properties officeooo:rsid="00428ced"/>
    </style:style>
    <style:style style:name="T73" style:family="text">
      <style:text-properties officeooo:rsid="00607f27"/>
    </style:style>
    <style:style style:name="T74" style:family="text">
      <style:text-properties officeooo:rsid="00630ea3"/>
    </style:style>
    <style:style style:name="T75" style:family="text">
      <style:text-properties officeooo:rsid="00810b48"/>
    </style:style>
    <style:style style:name="T76" style:family="text">
      <style:text-properties officeooo:rsid="00825378"/>
    </style:style>
    <style:style style:name="T77" style:family="text">
      <style:text-properties officeooo:rsid="008398a8"/>
    </style:style>
    <style:style style:name="T78" style:family="text">
      <style:text-properties officeooo:rsid="0084da9b"/>
    </style:style>
    <style:style style:name="T79" style:family="text">
      <style:text-properties officeooo:rsid="00852b01"/>
    </style:style>
    <style:style style:name="T80" style:family="text">
      <style:text-properties officeooo:rsid="008e7974"/>
    </style:style>
    <style:style style:name="T81" style:family="text">
      <style:text-properties officeooo:rsid="00923ce1"/>
    </style:style>
    <style:style style:name="T82" style:family="text">
      <style:text-properties officeooo:rsid="009430ea"/>
    </style:style>
    <style:style style:name="T83" style:family="text">
      <style:text-properties officeooo:rsid="0095f40d"/>
    </style:style>
    <style:style style:name="T84" style:family="text">
      <style:text-properties fo:font-size="14pt" fo:language="es" fo:country="ES" fo:font-weight="normal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size="14pt" fo:language="es" fo:country="ES" fo:font-weight="normal" officeooo:rsid="004336a5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size="14pt" fo:language="es" fo:country="ES" fo:font-weight="normal" officeooo:rsid="0095f40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size="14pt" fo:language="es" fo:country="ES" fo:font-weight="normal" officeooo:rsid="0097f477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size="14pt" fo:language="es" fo:country="ES" fo:font-weight="normal" officeooo:rsid="00bc8aed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officeooo:rsid="0098a769"/>
    </style:style>
    <style:style style:name="T90" style:family="text">
      <style:text-properties officeooo:rsid="0099dd51"/>
    </style:style>
    <style:style style:name="T91" style:family="text">
      <style:text-properties officeooo:rsid="009b3a1d"/>
    </style:style>
    <style:style style:name="T92" style:family="text">
      <style:text-properties officeooo:rsid="009d5f11"/>
    </style:style>
    <style:style style:name="T93" style:family="text">
      <style:text-properties officeooo:rsid="00a8bcc9"/>
    </style:style>
    <style:style style:name="T94" style:family="text">
      <style:text-properties officeooo:rsid="00aab4cc"/>
    </style:style>
    <style:style style:name="T95" style:family="text">
      <style:text-properties officeooo:rsid="00ab285f"/>
    </style:style>
    <style:style style:name="T96" style:family="text">
      <style:text-properties officeooo:rsid="00b27e6d"/>
    </style:style>
    <style:style style:name="T97" style:family="text">
      <style:text-properties officeooo:rsid="00b33d16"/>
    </style:style>
    <style:style style:name="T98" style:family="text">
      <style:text-properties officeooo:rsid="00b932cf"/>
    </style:style>
    <style:style style:name="T99" style:family="text">
      <style:text-properties officeooo:rsid="00bc8a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</text:span><text:span text:style-name="T1">)</text:span> Buen día, <text:span text:style-name="T8">Hoy hablaremos de los procesos de clasificación de imágenes raster.</text:span></text:p>
      <text:p text:style-name="P1"><text:span text:style-name="T4">2</text:span><text:span text:style-name="T7">) Hasta ahora, vimos que la fotointerpretación es e</text:span>fectiv<text:span text:style-name="T9">a</text:span> para la evaluación global de <text:span text:style-name="T74">aspectos</text:span> <text:span text:style-name="T9">visuales y geométricos</text:span> y la valoración general de <text:span text:style-name="T9">los tipos de cobertura</text:span> del suelo. Sin embargo, <text:span text:style-name="T92">no es factible</text:span> a<text:span text:style-name="T9">nalizar caracteristicas espectrales pixel por pixel debido a la complejidad y el tiempo que demanda.</text:span></text:p>
      <text:p text:style-name="P1"><text:span text:style-name="T6">2</text:span><text:span text:style-name="T7">) Es posible entonces agrupar mediante diferentes métodos estadísticos, pixeles que poseen características espectrales o valores de brillo similares entre sí.</text:span></text:p>
      <text:p text:style-name="P2"><text:span text:style-name="T5">3</text:span><text:span text:style-name="T2">)</text:span><text:span text:style-name="T11"> </text:span><text:span text:style-name="T29">Las técnicas</text:span><text:span text:style-name="T11"> </text:span><text:span text:style-name="T29">a través de las cuales</text:span><text:span text:style-name="T11"> se agrupan </text:span><text:span text:style-name="T10">píxeles según sus propiedades <text:s/>numéricas, </text:span><text:span text:style-name="T11">se </text:span><text:span text:style-name="T29">denominan clasificaciones y es </text:span><text:span text:style-name="T30">una</text:span><text:span text:style-name="T29"> rama de lo que se llamamos </text:span><text:span text:style-name="T11">análisis cuantitativo</text:span><text:span text:style-name="T29">.</text:span></text:p>
      <text:p text:style-name="P30"><text:span text:style-name="T47">4-5</text:span><text:span text:style-name="T11">) </text:span><text:span text:style-name="T12"><text:s/></text:span><text:span text:style-name="T13">El objetivo</text:span><text:span text:style-name="T15"> </text:span><text:span text:style-name="T13">es transformar valores de brillo de pixeles en clases de información. </text:span><text:span text:style-name="T14">Una clase de información describe una categoría en el terreno. </text:span></text:p>
      <text:p text:style-name="P31"><text:span text:style-name="T47">6) </text:span><text:span text:style-name="T44">Cómo transformamos valores de brillo en clases de información</text:span><text:span text:style-name="T10">?</text:span></text:p>
      <text:p text:style-name="P9"><text:span text:style-name="T47">7</text:span><text:span text:style-name="T16">) La forma más eficiente</text:span><text:span text:style-name="T14"> es </text:span><text:span text:style-name="T44">analizar los valores </text:span><text:span text:style-name="T14">en un espacio </text:span><text:span text:style-name="T16">vectorial multiespectral</text:span><text:span text:style-name="T14">, con tantas dimensiones como </text:span><text:span text:style-name="T16">bandas espectrales </text:span><text:span text:style-name="T15">tiene.</text:span><text:span text:style-name="T14"> En este espacio, cada píxel de una imagen se traza como un punto con las coordenadas dadas por el valor de brillo del pixel en cada componente</text:span><text:span text:style-name="T16">. </text:span><text:span text:style-name="T32">Veamos un ejemplo </text:span><text:span text:style-name="T46">en dos dimensiones</text:span><text:span text:style-name="T25">. En el eje x observamos la reflectancia en el rojo, mientras que en el eje y la reflectancia en el infrarrojo cercano. Los puntos </text:span><text:span text:style-name="T45">en el </text:span><text:span text:style-name="T25">gráfico representan los valores de reflectancia que toman los pixeles de las bandas.</text:span></text:p>
      <text:p text:style-name="P34"><text:span text:style-name="T95">8-9</text:span>) Entonces utilizando algún algoritmo matemático agrupamos los pixeles similares en <text:span text:style-name="T93">lo que denominamos </text:span>clases espectrales. <text:s/><text:span text:style-name="T62">Luego a</text:span> cada clase espectral se le asigna una clase de informació<text:span text:style-name="T94">n. En algunos textos pueden encontrar término categoría como sinónimo de clase de infrmacion.</text:span></text:p>
      <text:p text:style-name="P4"><text:span text:style-name="T55">10</text:span><text:span text:style-name="T37">) </text:span><text:span text:style-name="T48">Por otro lado, e</text:span><text:span text:style-name="T17">l hecho de que existan varias clases espectrales para un</text:span><text:span text:style-name="T48">a</text:span><text:span text:style-name="T17"> clase de información </text:span><text:span text:style-name="T48">se debe a</text:span><text:span text:style-name="T10"> </text:span><text:span text:style-name="T31">las </text:span><text:span text:style-name="T10">diferencias en los tipos de cobertura, </text:span><text:span text:style-name="T31">el</text:span><text:span text:style-name="T10"> contenido de humedad, </text:span><text:span text:style-name="T31">el</text:span><text:span text:style-name="T10"> tipo de suelo subyacente </text:span><text:span text:style-name="T31">o la variación</text:span><text:span text:style-name="T10"> topográfica </text:span><text:span text:style-name="T31">por citar algunos ejemplos</text:span><text:span text:style-name="T10">. En consecuencia, </text:span><text:span text:style-name="T17">es muy probable </text:span><text:span text:style-name="T10">que cada clase de información </text:span><text:span text:style-name="T49">esté </text:span><text:span text:style-name="T10">compuesta de varias clases espectrales. </text:span><text:span text:style-name="T49">Asimismo</text:span><text:span text:style-name="T10">, las clases de información </text:span><text:span text:style-name="T31">están compuestas por </text:span><text:span text:style-name="T10">un continuo de datos en el espacio multiespectral. </text:span><text:span text:style-name="T17">Esto se debe a que l</text:span><text:span text:style-name="T50">as coberturas terrestres pueden formar gradientes</text:span><text:span text:style-name="T17"> gradientes, </text:span><text:span text:style-name="T50">siendo entonces complejo subdividir el espacio espectral.</text:span></text:p>
      <text:p text:style-name="P10"/>
      <text:p text:style-name="P33"><text:soft-page-break/><text:span text:style-name="T57">11</text:span><text:span text:style-name="T10">) </text:span><text:span text:style-name="T50">Veamos ahora los métodos de clasificacin más extendidos.</text:span><text:span text:style-name="T10"> </text:span></text:p>
      <text:p text:style-name="P33"><text:span text:style-name="T33"/></text:p>
      <text:p text:style-name="P33"><text:span text:style-name="T57">12) </text:span><text:span text:style-name="T33">Existen dos grandes </text:span><text:span text:style-name="T50">enfoques </text:span><text:span text:style-name="T33">aunque no son los únicos</text:span><text:span text:style-name="T34"> : </text:span><text:span text:style-name="T10"><text:s/>Uno se conoce como </text:span><text:span text:style-name="T34">clasificación </text:span><text:span text:style-name="T10">supervisada </text:span><text:span text:style-name="T34">otro</text:span><text:span text:style-name="T10"> clasificación no supervisada. </text:span><text:span text:style-name="T33">E</text:span><text:span text:style-name="T35">stos se</text:span><text:span text:style-name="T19"> pueden utilizar de manera individual o híbrida. <text:s/></text:span><text:span text:style-name="T18">La elección de los clasificadores depende de la naturaleza del conjunto de datos y del objetivo principal </text:span><text:span text:style-name="T51">de la clasificación.</text:span></text:p>
      <text:p text:style-name="P5"><text:span text:style-name="T56">13</text:span><text:span text:style-name="T19">)</text:span><text:span text:style-name="T10"> </text:span><text:span text:style-name="T55">La </text:span><text:span text:style-name="T10">clasificación no supervisada es un </text:span><text:span text:style-name="T19">procedimiento </text:span><text:span text:style-name="T10">por el cual los píxeles de una imagen se asignan a clases espectrales sin que el usuario tenga conocimiento </text:span><text:span text:style-name="T47">previo</text:span><text:span text:style-name="T10"> de la existencia </text:span><text:span text:style-name="T47">o las características de cada clase </text:span><text:span text:style-name="T52">espectral</text:span><text:span text:style-name="T10">. </text:span><text:span text:style-name="T20">Se utilizan en general, </text:span><text:span text:style-name="T19"><text:s/></text:span><text:span text:style-name="T10">métodos </text:span><text:span text:style-name="T19">estadísticos </text:span><text:span text:style-name="T10">de agrupamiento </text:span><text:span text:style-name="T19">o clustering en inglés</text:span><text:span text:style-name="T10">. El analista luego identifica esas clases </text:span><text:span text:style-name="T52">a partir de</text:span><text:span text:style-name="T10"> datos de referencia disponibles, </text:span><text:span text:style-name="T52">como mapas, puntos gps con información de campo o fotografías aéreas.</text:span></text:p>
      <text:p text:style-name="P27">Veamos el ejemplo de un algoritmo de clustering utilizado comunmente en clasificaciones no supervisadas. El algoritmo k-means. </text:p>
      <text:p text:style-name="P32"><text:span text:style-name="T39">1</text:span><text:span text:style-name="T57">4</text:span><text:span text:style-name="T39">) </text:span><text:span text:style-name="T25">Dada la complejidad </text:span><text:span text:style-name="T26">matemática </text:span><text:span text:style-name="T25">de</text:span><text:span text:style-name="T26">l</text:span><text:span text:style-name="T25"> análisis multidimensional, </text:span><text:span text:style-name="T26">daremos un ejemplo gráfico en dos dimensiones</text:span><text:span text:style-name="T25">.</text:span></text:p>
      <text:p text:style-name="P32"><text:span text:style-name="T25">Supongamos </text:span><text:span text:style-name="T36">entonces</text:span><text:span text:style-name="T25"> que contamos con la representación de un espacio bidimensional, es decir dos bandas y sus respectivas reflectancias. En el eje x observamos la reflectancia en el rojo, mientras que en el eje y la reflectancia en el infrarrojo cercano. Los puntos del gráfico representan los valores de reflectancia que toman los pixeles de las bandas.</text:span></text:p>
      <text:p text:style-name="P7"><text:span text:style-name="T40">1</text:span><text:span text:style-name="T57">5</text:span><text:span text:style-name="T40">) </text:span><text:span text:style-name="T10">El primer paso es seleccionar el número de clases espectrales o cluster</text:span><text:span text:style-name="T23">s</text:span><text:span text:style-name="T10">. Esto </text:span><text:span text:style-name="T21">requeriría cierto conocimiento </text:span><text:span text:style-name="T22">a priori de</text:span><text:span text:style-name="T24">l número de clusters mínimos que abarcan la variabilidad de la escena a clasificar. </text:span><text:span text:style-name="T27">En este caso simple, </text:span><text:span text:style-name="T28">viendo la distribución de valores en el espacio bidimensional</text:span><text:span text:style-name="T27"> suponemos tres clases espectrales. Suelo, agua y vegetación.</text:span></text:p>
      <text:p text:style-name="P15"/>
      <text:p text:style-name="P8"><text:span text:style-name="T41">1</text:span><text:span text:style-name="T42">4</text:span><text:span text:style-name="T41">) </text:span><text:span text:style-name="T27">U</text:span><text:span text:style-name="T10">na vez definido el número de clusters, </text:span><text:span text:style-name="T53">tres en este caso, </text:span><text:span text:style-name="T10">el algoritmo determina de manera aleatoria o mediante algún parámetro estadístico, los centroides de los tres clusters </text:span><text:span text:style-name="T41">o clases espectrales</text:span><text:span text:style-name="T10">.</text:span><text:span text:style-name="T61"> </text:span><text:span text:style-name="T58">Luego compara </text:span><text:span text:style-name="T60">cada valor de brillo del</text:span><text:span text:style-name="T58"> espacio espectral contra los valores de los centroides y asigna </text:span><text:span text:style-name="T59">cada pixel</text:span><text:span text:style-name="T58">, a la clase que tiene el valor de centroide más cercano.</text:span></text:p>
      <text:p text:style-name="P12"/>
      <text:p text:style-name="P12"><text:soft-page-break/></text:p>
      <text:p text:style-name="P13"/>
      <text:p text:style-name="P14"><text:span text:style-name="T75">15) </text:span>Ahora, calcula nuevamente el valor de los centroides, promediando todos los pixeles recientemente asignados. Observarán que al promediar, el valor de los centroides se modifica. </text:p>
      <text:p text:style-name="P35"><text:span text:style-name="T76">16-19) </text:span>En la siguiente iteración, se asignan nuevamente los pixeles a los centroides que fueron calculados en la iteración previa. <text:span text:style-name="T77">El</text:span> proceso se repite en cada iteración hasta que los centroides alcanzan un valor en el cual no varían sustancialmente <text:span text:style-name="T96">entre iteraciones</text:span>. <text:span text:style-name="T97">En este punto se dice que el algoritmo llegó a la convergencia con determinado umbral.</text:span> El umbral de convergencia <text:span text:style-name="T78">es el porcentaje de pixeles que se mantienen en cada clase entre iteraciones.</text:span> En general en los algoritmos como k-means la cantidad de iteraciones y el umbral de convergencia lo define<text:span text:style-name="T78">n</text:span> el usuario. <text:span text:style-name="T97">Una vez que se alcanza el valor de convergencia, el proceso finaliza.</text:span> <text:span text:style-name="T78">Los valores de umbral pueden</text:span> ser <text:span text:style-name="T78">del </text:span>90, 95 o 100 <text:span text:style-name="T78">porciento</text:span> y dependerá nuevamente, de la distribución de datos en el espacio espectral. Otro parámetro a tener en cuenta es la cantidad de iteraciones. En general se coloca un valor <text:span text:style-name="T78">lo suficientemente abarcativo</text:span>, para que se lleg<text:span text:style-name="T78">ue </text:span>a la convergencia deseada. En caso <text:span text:style-name="T79">de no alcanzar la convergencia</text:span>, se vuelve a correr el proceso colocando un número mayor de iteraciones.</text:p>
      <text:p text:style-name="P14">Finalmente, las clases espectrales, se etiquetan a clases de información.</text:p>
      <text:p text:style-name="P11"/>
      <text:p text:style-name="P26">Veamos ahora cómo se realiza una clasificación supervisada. </text:p>
      <text:p text:style-name="P16"/>
      <text:p text:style-name="P6"><text:span text:style-name="T43">2</text:span><text:span text:style-name="T54">1</text:span><text:span text:style-name="T10">) En la clasificación supervisada se define previamente las clases de información en las que</text:span><text:span text:style-name="T63"> se segmentará la imagen. Luego el analista <text:s/>selecciona píxeles representativos construyendo </text:span><text:span text:style-name="T64">clases espectrale</text:span><text:span text:style-name="T65">s</text:span><text:span text:style-name="T64">.</text:span><text:span text:style-name="T63"> Los conjuntos de entrenamiento para cada clase pueden ser establecido</text:span><text:span text:style-name="T66">s</text:span><text:span text:style-name="T63"> utilizando </text:span><text:span text:style-name="T67">datos de campo</text:span><text:span text:style-name="T63">, mapas, fotografías aéreas </text:span><text:span text:style-name="T69">o interpretación visual.</text:span></text:p>
      <text:p text:style-name="P17"/>
      <text:p text:style-name="P18"/>
      <text:p text:style-name="P18"/>
      <text:p text:style-name="P18"/>
      <text:p text:style-name="P18"><text:soft-page-break/></text:p>
      <text:p text:style-name="P18">En primer lugar <text:span text:style-name="T70">se definen las clases de información, utilizando algún esquema teórico de clasificación. Luego se seleccionan en la imagen un conjunto de píxeles representativos para una de las clases espectrales. C</text:span>ada clase espectral puede describirse mediante una distribución de probabilidad en el espacio multiespectral: esta será una distribución multivariable con tantas variables <text:span text:style-name="T71">co</text:span>mo dimensiones <text:span text:style-name="T71">o bandas tenga </text:span>el espacio. Tal distribución describe la <text:span text:style-name="T98">probabilidad</text:span> de encontrar un píxel que pertenece a esa clase en cualquier ubicación en el espacio multiespectral.</text:p>
      <text:p text:style-name="P22">A esta selección de clases espectrales se la denomina áreas de entrenamiento.</text:p>
      <text:p text:style-name="P22"/>
      <text:p text:style-name="P22"><text:span text:style-name="T80">21)</text:span> Las áreas de entrenamiento se definen a partir de datos de campo, fotografías aéreas, mapas, clasificaciones anteriores o incluso interpretación de fotos. </text:p>
      <text:p text:style-name="P19">Una vez definidas las áreas de entrenamiento se selecciona algún algoritmo <text:span text:style-name="T72">como Distancia Mínima, Maxima Verosimilitud o Mahalanobis para realizar la clasificación. La elección de cada uno de ellos dependerá del set de datos, el objetivo de la clasificación y la capacidad de cómputo. Dada la complejidad de los mismos, no los abordaremos en este curso. </text:span></text:p>
      <text:p text:style-name="P36"/>
      <text:p text:style-name="P37">Posteriormente las clases espectrales obtenidas serán <text:span text:style-name="T81">unificadas </text:span>en clases de información según <text:span text:style-name="T89">un esquema de clasificación elegido</text:span>.</text:p>
      <text:p text:style-name="P37"/>
      <text:p text:style-name="P37"><text:span text:style-name="T73">Y qué esquema utilizar para definir las clases de información? Ese punto dependerá de la disciplina o enfoque particular, dado que l</text:span>a cobertura <text:span text:style-name="T82">terrestre</text:span> se puede considerar como una característica geográfica explícita <text:span text:style-name="T82">que se utiliza en distintas</text:span> disciplinas como geografía, ecología, geología <text:span text:style-name="T89">u ordenamiento territorial</text:span>. Por lo tanto, una clasificación describe un marco <text:span text:style-name="T83">de trabajo</text:span> sistemático y lógico, <text:span text:style-name="T83">con </text:span>clases <text:span text:style-name="T83">definidas a priori, </text:span>una descripción de los criterios utilizados para distinguirl<text:span text:style-name="T99">as</text:span> y <text:span text:style-name="T83">l</text:span>a relación entre las clases mismas. </text:p>
      <text:p text:style-name="P21">Por lo tanto, <text:span text:style-name="T83">un esquema de clasificación</text:span> requiere <text:span text:style-name="T83">definir los límites de cada clase de la manera más clara y precisa, basada en el marco teórico de cada disciplina exhibiendo las siguientes propiedades:</text:span></text:p>
      <text:p text:style-name="P21"/>
      <text:list xml:id="list2282940849" text:style-name="L1">
        <text:list-item>
          <text:p text:style-name="P28"><text:soft-page-break/><text:span text:style-name="T85">L</text:span><text:span text:style-name="T86">a clasificación deberá ser sistemática, </text:span><text:span text:style-name="T87">es decir debe abarcar completamente el universo de estudio.</text:span></text:p>
        </text:list-item>
        <text:list-item>
          <text:p text:style-name="P28"><text:span text:style-name="T85">Las clases derivadas </text:span><text:span text:style-name="T86">del sistema deberán ser únicas</text:span><text:span text:style-name="T85">, mutuamente excluyentes e inequívocas.</text:span></text:p>
        </text:list-item>
        <text:list-item>
          <text:p text:style-name="P29"><text:span text:style-name="T85">L</text:span><text:span text:style-name="T84">as clases deberán </text:span><text:span text:style-name="T88">pertenecer al mismo nivel jerárquico</text:span><text:span text:style-name="T84">.</text:span></text:p>
        </text:list-item>
      </text:list>
      <text:p text:style-name="P21"/>
      <text:p text:style-name="P23">En este curso, adoptaremos el esquema de la FAO denominado Land Cover Clasification System. LCCS trabaja creando un conjunto de diagnóstico <text:span text:style-name="T90">estandarizado de </text:span>atributos para <text:s/>describir diferentes clases de <text:span text:style-name="T90">cobertura haciendo énfasis en la cuantificación de dichos atributos. </text:span></text:p>
      <text:p text:style-name="P23"/>
      <text:p text:style-name="P23">Las clases de cobertura del suelo se definen por una combinación de un conjunto de elementos <text:s/><text:span text:style-name="T90">de cobertura terrestre</text:span>. <text:span text:style-name="T90">Estos elementos </text:span><text:s/>se dividen en <text:span text:style-name="T90">d</text:span>os categorías: “elementos básicos” <text:span text:style-name="T90">que son aquellos</text:span> aspectos fisonómicos de la cobertura biótica y abiótica y <text:span text:style-name="T91">las </text:span>"propiedades del elemento" que definen aún más el aspecto estructural / fisonómico de los objetos básicos.</text:p>
      <text:p text:style-name="P24">Veamos un ejemplo: </text:p>
      <text:p text:style-name="P25">En el siguiente </text:p>
      <text:p text:style-name="P24"/>
      <text:p text:style-name="P20">Observaciones: Finalmente deberá validarse la exactitud de la clasificación utilizando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23:51.716925609</meta:creation-date>
    <meta:generator>LibreOffice/6.0.7.3$Linux_X86_64 LibreOffice_project/00m0$Build-3</meta:generator>
    <dc:date>2019-05-03T14:49:49.701711302</dc:date>
    <meta:editing-duration>P1DT8H52M28S</meta:editing-duration>
    <meta:editing-cycles>110</meta:editing-cycles>
    <meta:print-date>2019-05-03T14:04:29.134868922</meta:print-date>
    <meta:document-statistic meta:table-count="0" meta:image-count="0" meta:object-count="0" meta:page-count="5" meta:paragraph-count="37" meta:word-count="1431" meta:character-count="9360" meta:non-whitespace-character-count="7947"/>
  </office:meta>
</office:document-meta>
</file>